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NARES MOTTA EV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3029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57026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INARES MOTTA EV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302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 570 26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NRIQUEZ RAMOS JUAN CARLO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2928232</text:p>
          </table:table-cell>
          <table:table-cell table:style-name="Tabla2.D3" office:value-type="string">
            <text:p text:style-name="P23">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6:54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